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dfcec" draw:textarea-horizontal-align="justify" draw:textarea-vertical-align="middle" draw:auto-grow-height="false" fo:min-height="0.727cm" fo:min-width="2.998cm"/>
    </style:style>
    <style:style style:name="gr2" style:family="graphic" style:parent-style-name="standard">
      <style:graphic-properties svg:stroke-color="#666666" draw:fill-color="#eeeeee" draw:textarea-horizontal-align="justify" draw:textarea-vertical-align="middle" draw:auto-grow-height="false" fo:min-height="1.768cm" fo:min-width="1.406cm"/>
    </style:style>
    <style:style style:name="gr3" style:family="graphic" style:parent-style-name="standard">
      <style:graphic-properties svg:stroke-color="#000000" draw:fill="none" draw:textarea-vertical-align="middle" draw:auto-grow-height="false" fo:min-height="0.894cm" fo:min-width="1.6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dfcec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-color="#fdfcec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style:paragraph-properties fo:text-align="center" style:text-autospace="none"/>
      <style:text-properties fo:color="#1a1a1a" style:font-name="ArialMT" fo:font-size="16pt" style:font-name-asian="ArialMT" style:font-size-asian="16pt" style:font-name-complex="ArialMT" style:font-size-complex="16pt"/>
    </style:style>
    <style:style style:name="P6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 style:text-autospace="none"/>
      <style:text-properties fo:color="#1a1a1a" style:font-name="ArialMT" fo:font-size="16pt" style:font-name-asian="ArialMT" style:font-size-asian="16pt" style:font-name-complex="ArialMT" style:font-size-complex="16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fo:color="#1a1a1a" style:text-outline="false" style:text-line-through-style="none" style:text-line-through-type="none" style:font-name="ArialMT" fo:font-size="20pt" fo:font-style="normal" fo:text-shadow="none" style:text-underline-style="none" fo:font-weight="normal" style:letter-kerning="true" style:font-name-asian="ArialMT" style:font-size-asian="20pt" style:font-style-asian="normal" style:font-weight-asian="normal" style:font-name-complex="ArialMT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02cm" svg:height="1.081cm" svg:x="2.705cm" svg:y="6.969cm">
          <text:p text:style-name="P1"><text:span text:style-name="T1">Version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3.602cm" svg:height="1.081cm" svg:x="6.677cm" svg:y="6.969cm">
          <text:p text:style-name="P1"><text:span text:style-name="T1">Version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3.602cm" svg:height="1.081cm" svg:x="10.555cm" svg:y="6.969cm">
          <text:p text:style-name="P1"><text:span text:style-name="T1">Version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3.602cm" svg:height="1.081cm" svg:x="14.527cm" svg:y="6.969cm">
          <text:p text:style-name="P1"><text:span text:style-name="T1">Version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" draw:id="id1" draw:layer="layout" svg:width="1.905cm" svg:height="2.286cm" svg:x="3.545cm" svg:y="8.747cm">
          <text:p text:style-name="P1">a.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6" xml:id="id2" draw:id="id2" draw:layer="layout" svg:width="2.286cm" svg:height="1.27cm" svg:x="7.382cm" svg:y="9.255cm">
          <text:p text:style-name="P5"><text:span text:style-name="T2">Δ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3" draw:id="id3" draw:layer="layout" svg:width="2.286cm" svg:height="1.27cm" svg:x="11.343cm" svg:y="9.256cm">
          <text:p text:style-name="P5"><text:span text:style-name="T2">Δ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4" draw:id="id4" draw:layer="layout" svg:width="2.286cm" svg:height="1.27cm" svg:x="15.143cm" svg:y="9.256cm">
          <text:p text:style-name="P5"><text:span text:style-name="T2">Δ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8" draw:layer="layout" svg:x1="5.45cm" svg:y1="9.89cm" svg:x2="7.382cm" svg:y2="9.89cm" draw:start-shape="id1" draw:start-glue-point="7" draw:end-shape="id2" draw:end-glue-point="5" svg:d="M5450 9890h1932" svg:viewBox="0 0 1933 1">
          <text:p/>
        </draw:connector>
        <draw:connector draw:style-name="gr4" draw:text-style-name="P8" draw:layer="layout" svg:x1="9.668cm" svg:y1="9.89cm" svg:x2="11.343cm" svg:y2="9.891cm" draw:start-shape="id2" draw:start-glue-point="7" draw:end-shape="id3" draw:end-glue-point="5" svg:d="M9668 9890h838v1h837" svg:viewBox="0 0 1676 2">
          <text:p/>
        </draw:connector>
        <draw:connector draw:style-name="gr4" draw:text-style-name="P8" draw:layer="layout" svg:x1="13.629cm" svg:y1="9.891cm" svg:x2="15.143cm" svg:y2="9.891cm" draw:start-shape="id3" draw:start-glue-point="7" draw:end-shape="id4" draw:end-glue-point="5" svg:d="M13629 9891h1514" svg:viewBox="0 0 1515 1">
          <text:p/>
        </draw:connector>
        <draw:custom-shape draw:style-name="gr2" draw:text-style-name="P4" xml:id="id5" draw:id="id5" draw:layer="layout" svg:width="1.905cm" svg:height="2.286cm" svg:x="3.545cm" svg:y="11.748cm">
          <text:p text:style-name="P1">b.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7" xml:id="id6" draw:id="id6" draw:layer="layout" svg:width="2.286cm" svg:height="1.27cm" svg:x="11.343cm" svg:y="12.257cm">
          <text:p text:style-name="P5"><text:span text:style-name="T2">Δ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8" draw:layer="layout" svg:x1="5.45cm" svg:y1="12.891cm" svg:x2="11.343cm" svg:y2="12.892cm" draw:start-shape="id5" draw:start-glue-point="7" draw:end-shape="id6" draw:end-glue-point="5" svg:d="M5450 12891h2947v1h2946" svg:viewBox="0 0 5894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0T17:44:47.554065000</meta:creation-date>
    <dc:date>2015-08-20T17:55:59.901585000</dc:date>
    <meta:editing-duration>PT11M12S</meta:editing-duration>
    <meta:editing-cycles>1</meta:editing-cycles>
    <meta:document-statistic meta:object-count="14"/>
    <meta:generator>LibreOffice/5.0.0.5$MacOSX_X86_64 LibreOffice_project/1b1a90865e348b492231e1c451437d7a15bb262b</meta:generator>
  </office:meta>
</office:document-meta>
</file>